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dfe0" officeooo:paragraph-rsid="000edfe0"/>
    </style:style>
    <style:style style:name="P2" style:family="paragraph" style:parent-style-name="Standard">
      <style:text-properties officeooo:rsid="000fd32b" officeooo:paragraph-rsid="000fd32b"/>
    </style:style>
    <style:style style:name="P3" style:family="paragraph" style:parent-style-name="Standard">
      <style:text-properties officeooo:rsid="0010eed1" officeooo:paragraph-rsid="0010eed1"/>
    </style:style>
    <style:style style:name="P4" style:family="paragraph" style:parent-style-name="Standard">
      <style:text-properties officeooo:rsid="001180e3" officeooo:paragraph-rsid="001180e3"/>
    </style:style>
    <style:style style:name="P5" style:family="paragraph" style:parent-style-name="Standard">
      <style:text-properties officeooo:rsid="001216b6" officeooo:paragraph-rsid="001216b6"/>
    </style:style>
    <style:style style:name="P6" style:family="paragraph" style:parent-style-name="Standard">
      <style:text-properties officeooo:rsid="0013487c" officeooo:paragraph-rsid="0013487c"/>
    </style:style>
    <style:style style:name="P7" style:family="paragraph" style:parent-style-name="Standard">
      <style:text-properties officeooo:rsid="00149984" officeooo:paragraph-rsid="00149984"/>
    </style:style>
    <style:style style:name="P8" style:family="paragraph" style:parent-style-name="Standard">
      <style:text-properties officeooo:rsid="0015372c" officeooo:paragraph-rsid="0015372c"/>
    </style:style>
    <style:style style:name="P9" style:family="paragraph" style:parent-style-name="Standard">
      <style:text-properties officeooo:rsid="00149984" officeooo:paragraph-rsid="00149984"/>
    </style:style>
    <style:style style:name="P10" style:family="paragraph" style:parent-style-name="Standard">
      <style:text-properties officeooo:rsid="0016a9ba" officeooo:paragraph-rsid="0016a9ba"/>
    </style:style>
    <style:style style:name="P11" style:family="paragraph" style:parent-style-name="Standard">
      <style:text-properties officeooo:rsid="0016a9ba" officeooo:paragraph-rsid="001a7d5b"/>
    </style:style>
    <style:style style:name="P12" style:family="paragraph" style:parent-style-name="Standard">
      <style:text-properties officeooo:rsid="0016a9ba" officeooo:paragraph-rsid="001b6005"/>
    </style:style>
    <style:style style:name="P13" style:family="paragraph" style:parent-style-name="Standard">
      <style:text-properties officeooo:rsid="00196cd9" officeooo:paragraph-rsid="00196cd9"/>
    </style:style>
    <style:style style:name="P14" style:family="paragraph" style:parent-style-name="Standard">
      <style:text-properties officeooo:rsid="0015372c" officeooo:paragraph-rsid="001b6005"/>
    </style:style>
    <style:style style:name="T1" style:family="text">
      <style:text-properties officeooo:rsid="000fd32b"/>
    </style:style>
    <style:style style:name="T2" style:family="text">
      <style:text-properties officeooo:rsid="001216b6"/>
    </style:style>
    <style:style style:name="T3" style:family="text">
      <style:text-properties officeooo:rsid="0018767d"/>
    </style:style>
    <style:style style:name="T4" style:family="text">
      <style:text-properties officeooo:rsid="00196c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po1 : Présentation</text:p>
      <text:p text:style-name="P1"/>
      <text:p text:style-name="P1">Diapo3 : </text:p>
      <text:p text:style-name="P1">Alors premièrement un réseau trophique qu’est-ce que c’est? C,est l’ensemble des interactions biologiques entre espèce que l’on retrouve dans un environnement donné. De interactions biologiques découlent tous les services écosystémiques dont on dépend en tant que société. Il a été suggéré qu’un réseau avec davantage d’espèce serait plus productif par exemple une plus grand diversité de proie tenderait à limiter l’impact sur la biomasse total de proie tout en soutenant une plus grande croissance des prédateurs. D’ailleurs les interctions composant les réseaux trophiques ne serait pas aléatoires, mais formerait bien des unités fonctionnelles distinctes ayant des fonctions écologiques importantes. Les interactions auraient même le potentiel de disparaître avant que les espèces la compostant ne soient éteintes.</text:p>
      <text:p text:style-name="P1"/>
      <text:p text:style-name="P1">Diapo4 :</text:p>
      <text:p text:style-name="P1">Nous sommes présentement dans une période de grand changements globaux qui ont des impacts importants sur les systèmes écologiques. Parmi ces impacts il y a notamment les changements climatiques qui ont le potentiel de faire varier les enveloppes climatiques spatialement des espèces, donc sur le territoire les conditions environnementales favorables aux espèces ont tendance à migrer faire le Nord, ce qui pourrait modifier les interactions entre espèces qui vont migrer pour tenter de suivre leur enveloppes climatiques. Mais l’effet le plus notoire serait la diminution en abondance des espèces de haut de chaîne trophique qui a le potentiel de créer des cascades trophiques, <text:span text:style-name="T1">qui en somme est un débalancement dans la chaîne qui se fait ressentir jusqu’au niveau trophique inférieur. Quand on pense au haut de chaine trophique c’est généralement dans le milieu terrestre les vertébrés dont les reptiles, les oiseaux, les amphibiens et les mammifères. Ce pourquoi on s’intéresse à la reconstitution de leur réseaux.</text:span></text:p>
      <text:p text:style-name="P1"/>
      <text:p text:style-name="P2">Diapo5 : </text:p>
      <text:p text:style-name="P3">La reconstitution effectuée se base sur la théorie de la niche intégrée qui en résumé suggère que la distribution des espèces peut s’expliquer par leurs interactions et par l’environnement; donc on va seulement retrouver les espèces sur le territoire là où elles ont des interactions avec les espèces composant leur diète et là où les conditions environnementales leur sont favorables, ce qui est réflété par le fait qu’on se sert des interactions pour inférer la diète et qu’on explicite ensuite les interactions sur le territoire ce qui limite les interactions seulement là où l’environnement est favorable aux espèces.</text:p>
      <text:p text:style-name="P3"/>
      <text:p text:style-name="P3">Diapo6 :</text:p>
      <text:p text:style-name="P3">Alors j’aimerais mentionner que le projet est davantage exploratoire et que l’objectif principal est vraiment d’effectuer une reconstitution des réseaux trophiques des vertébrés terrestres à l’aide d’un algorithme KNN. Il serait intéressant, si la reconstituion et valable d’obtenir une image temporelle pour comparaison dans le futur. 2Emement d’explorer les conséquences de changement de biodiversité sur le territoire sur la structure des réseaux trophiques.</text:p>
      <text:p text:style-name="P3">Notre hypothèse est d’ailleurs que les métriques de réseau, donc leur structure, va varier le long du gradient climatiques sud-Nord sur le territoire du Québec.</text:p>
      <text:p text:style-name="P3"/>
      <text:p text:style-name="P3">Diapo8 :</text:p>
      <text:p text:style-name="P4">La méthodologie se décline en 3 étapes principales :</text:p>
      <text:p text:style-name="P4">1- se créer un réseau de base</text:p>
      <text:p text:style-name="P4">2- inférér des interactions dans ce réseau</text:p>
      <text:p text:style-name="P4">3- expliciter les interactions sur le territoire du Québec afin d’obtenir les « réels » réseaux trophiques.</text:p>
      <text:p text:style-name="P4"/>
      <text:p text:style-name="P4"><text:soft-page-break/>Diapo9 :</text:p>
      <text:p text:style-name="P4">On a initialement regrouper 10 réseaux trophiques de base d’une échelle géographique et écologique représentatrice du Québec, allant du Mont s-thilaire jusqu’à Terre-Neuve et Bylot dans le Nord. À ça on a ajouter les espèces du Québec manquante puis on a fait des corrections taxonomiques pour éviter les doublons d’espèces se retrouvant sous des noms latins différents. On a d’ailleurs regroupé les espèces non-vertébrés sous des taxons factices pour simplifier la reconstitution donc <text:span text:style-name="T2">par exemple </text:span>tous les arbres <text:span text:style-name="T2">ensemble</text:span>, <text:span text:style-name="T2">les </text:span>herbacées <text:span text:style-name="T2">ensemble</text:span>, <text:span text:style-name="T2">les arthtropodes ensemble, les bryophytes ensemble etc.</text:span> </text:p>
      <text:p text:style-name="P5">Le sortant est une matrice carrée d’interaction de dimension 627x627 puisqu’on a 627 espèces dans le réseaux, où les 1 signifie une interaction, les 0 pas d’interaction et les Nas sont des interactions inconnues à inférer</text:p>
      <text:p text:style-name="P5"/>
      <text:p text:style-name="P6">Diapo10 :</text:p>
      <text:p text:style-name="P6">Alors à l’étape 2 on veut inférer les NA à l’aide de l’algorithme KNN, qui est semblable à celui de Netflix pour les sériesTv et qui se base sur une mesure de distance. Le sortant de cette étape va être une matrice d’interaction de même dimension, mais avec moins de NA et plus de 0 et de 1. </text:p>
      <text:p text:style-name="P6"/>
      <text:p text:style-name="P6">Diapo11 :</text:p>
      <text:p text:style-name="P7">Exemple Netflix :</text:p>
      <text:p text:style-name="P7"/>
      <text:p text:style-name="P7">Diapo12 :</text:p>
      <text:p text:style-name="P7">Distance phylogénétique c’est entre chaque espèce, la « distance taxonomique moyenne » qui peut être visualiser comme la longueur du chemin qui sépare deux espèces dans un arbre phylogénétique.</text:p>
      <text:p text:style-name="P7"/>
      <text:p text:style-name="P7">Diapo13 :</text:p>
      <text:p text:style-name="P7"/>
      <text:p text:style-name="P7"/>
      <text:p text:style-name="P10">Diapo2<text:span text:style-name="T4">1</text:span> :</text:p>
      <text:p text:style-name="P11">On est ensuite allé voir si si la latitude et le climat pouvait expliquer la variance quon observe dans les métriques en faisant une partition de la variation expliquée dans les métriques en fonction de l’espace (ici latitude) et du climat. Les chiffres ici sont les R² ajustés donc la latitude et le climat <text:span text:style-name="T3">ensemble </text:span>expliquerait <text:span text:style-name="T3">environ 83% de la variation qu’on observe dans les métriques. <text:line-break/>Ensuite on est allé voir la corrélation entre les métriques même, et on se rend compte que finalement c’est tout semble en réalité dépendre du nombre d’espèce impliqué. La densité de liens et les niveaux trophiques moyen et maximal augmenterait avec le nombre d’espèce alors que la connectance elle diminuerait.</text:span></text:p>
      <text:p text:style-name="P11"/>
      <text:p text:style-name="P10"/>
      <text:p text:style-name="P13">Diapo22 :</text:p>
      <text:p text:style-name="P12"><text:span text:style-name="T3">Comme on le voit la densité de liens (nombre moyen de liens par espèce) augmente plus il y a d’espèce alors que la connectance elle diminue plus il y a d’espèce, ce qui laisserait entendre que même si le nombre d’espèce augmente, il n’y aura pas <text:s/>forcément plus de liens d’interactions entre elle. Les niveaux trophiques moyens et maximum semblent augmenter avec le nombre d’espèce ce qui est logique en une certaine mesure puisque la chaîne trophique a le potentiel d’être plus longue s’il y a plus d’espèce.</text:span></text:p>
      <text:p text:style-name="P14">Finalement ce qu’on observe c’est que la variation dans les métriques de réseau le long du gradient latitudinal et climatiques puisque les deux sont fortement corrélés, est grandement dominé aussi par un gradient en richesse spécifique qui diminue du Sud vers le Nord. <text:s/></text:p>
      <text:p text:style-name="P8"><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4:38:50.917709882</meta:creation-date>
    <dc:date>2020-04-23T21:49:31.905326462</dc:date>
    <meta:editing-duration>PT1H21M37S</meta:editing-duration>
    <meta:editing-cycles>3</meta:editing-cycles>
    <meta:generator>LibreOffice/6.0.7.3$Linux_X86_64 LibreOffice_project/00m0$Build-3</meta:generator>
    <meta:document-statistic meta:table-count="0" meta:image-count="0" meta:object-count="0" meta:page-count="2" meta:paragraph-count="31" meta:word-count="988" meta:character-count="6244" meta:non-whitespace-character-count="5278"/>
  </office:meta>
</office:document-meta>
</file>